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24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75.09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313.65pt"/>
    </style:style>
    <style:style style:name="co7" style:family="table-column">
      <style:table-column-properties fo:break-before="auto" style:column-width="65.5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Factor 1 (X) Loss</text:p>
          </table:table-cell>
          <table:table-cell office:value-type="string" calcext:value-type="string">
            <text:p>Factor 2 (y) Win</text:p>
          </table:table-cell>
          <table:table-cell/>
          <table:table-cell table:style-name="Default" office:value-type="string" calcext:value-type="string">
            <text:p>initial value (z)</text:p>
          </table:table-cell>
          <table:table-cell table:number-columns-repeated="8"/>
        </table:table-row>
        <table:table-row table:style-name="ro1">
          <table:table-cell table:style-name="ce1" office:value-type="percentage" office:value="0.04" calcext:value-type="percentage">
            <text:p>4.00%</text:p>
          </table:table-cell>
          <table:table-cell table:style-name="ce1" office:value-type="percentage" office:value="0.06" calcext:value-type="percentage">
            <text:p>6.00%</text:p>
          </table:table-cell>
          <table:table-cell/>
          <table:table-cell table:style-name="Default" office:value-type="float" office:value="25000" calcext:value-type="float">
            <text:p>250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Win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formula="of:=IF([.B5]&gt;0;[.D2]-([.D2]*[.A2]);[.D2]+([.D2]*[.B2]))" office:value-type="float" office:value="24000" calcext:value-type="float">
            <text:p>24000.00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6]&gt;0;[.D5]-([.D5]*[.A2]);[.D5]+([.D5]*[.B2]))" office:value-type="float" office:value="23040" calcext:value-type="float">
            <text:p>23040.0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7]&gt;0;[.D6]-([.D6]*[.A2]);[.D6]+([.D6]*[.B2]))" office:value-type="float" office:value="22118.4" calcext:value-type="float">
            <text:p>22118.4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8]&gt;0;[.D7]-([.D7]*[.A2]);[.D7]+([.D7]*[.B2]))" office:value-type="float" office:value="21233.664" calcext:value-type="float">
            <text:p>21233.6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9]&gt;0;[.D8]-([.D8]*[.A2]);[.D8]+([.D8]*[.B2]))" office:value-type="float" office:value="20384.31744" calcext:value-type="float">
            <text:p>20384.3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0]&gt;0;[.D9]-([.D9]*[.A2]);[.D9]+([.D9]*[.B2]))" office:value-type="float" office:value="19568.9447424" calcext:value-type="float">
            <text:p>19568.9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1]&gt;0;[.D10]-([.D10]*[.A2]);[.D10]+([.D10]*[.B2]))" office:value-type="float" office:value="18786.186952704" calcext:value-type="float">
            <text:p>18786.1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2]&gt;0;[.D11]-([.D11]*[.A2]);[.D11]+([.D11]*[.B2]))" office:value-type="float" office:value="18034.7394745958" calcext:value-type="float">
            <text:p>18034.7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3]&gt;0;[.D12]-([.D12]*[.A2]);[.D12]+([.D12]*[.B2]))" office:value-type="float" office:value="17313.349895612" calcext:value-type="float">
            <text:p>17313.3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4]&gt;0;[.D13]-([.D13]*[.A2]);[.D13]+([.D13]*[.B2]))" office:value-type="float" office:value="16620.8158997875" calcext:value-type="float">
            <text:p>16620.82</text:p>
          </table:table-cell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00/00/0000</text:date>, <text:time style:data-style-name="N2" text:time-value="14:38:41.323558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2:27:49.240427162</meta:creation-date>
    <dc:date>2017-10-14T14:38:27.046852261</dc:date>
    <meta:editing-duration>PT30M15S</meta:editing-duration>
    <meta:editing-cycles>5</meta:editing-cycles>
    <meta:generator>LibreOffice/5.1.6.2$Linux_X86_64 LibreOffice_project/10m0$Build-2</meta:generator>
    <meta:document-statistic meta:table-count="1" meta:cell-count="39" meta:object-count="0"/>
  </office:meta>
</office:document-meta>
</file>